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4.55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5.79mm"/>
    </style:style>
    <style:style style:name="co10" style:family="table-column">
      <style:table-column-properties fo:break-before="auto" style:column-width="2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float" office:value="5" calcext:value-type="float">
            <text:p>5</text:p>
          </table:table-cell>
          <table:table-cell table:formula="of:==INDEX([$data.$A$2:$data.$L$12];[.$B$1];1)" office:value-type="string" office:string-value="hardwood" calcext:value-type="string">
            <text:p>hardw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teeth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speed router in mm/min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speed Spindle in RPM</text:p>
          </table:table-cell>
          <table:table-cell office:value-type="float" office:value="24000" calcext:value-type="float">
            <text:p>24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 table:visibility="collapse">
          <table:table-cell office:value-type="string" calcext:value-type="string">
            <text:p>Column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ameter mm</text:p>
          </table:table-cell>
          <table:table-cell table:style-name="ce1" table:formula="of:=[$data.C1]" office:value-type="float" office:value="1" calcext:value-type="float">
            <text:p>1</text:p>
          </table:table-cell>
          <table:table-cell table:style-name="ce1" table:formula="of:=[$data.D1]" office:value-type="float" office:value="2" calcext:value-type="float">
            <text:p>2</text:p>
          </table:table-cell>
          <table:table-cell table:style-name="ce1" table:formula="of:=[$data.E1]" office:value-type="float" office:value="3" calcext:value-type="float">
            <text:p>3</text:p>
          </table:table-cell>
          <table:table-cell table:style-name="ce1" table:formula="of:=[$data.F1]" office:value-type="float" office:value="3.17" calcext:value-type="float">
            <text:p>3,17</text:p>
          </table:table-cell>
          <table:table-cell table:style-name="ce1" table:formula="of:=[$data.G1]" office:value-type="float" office:value="4" calcext:value-type="float">
            <text:p>4</text:p>
          </table:table-cell>
          <table:table-cell table:style-name="ce1" table:formula="of:=[$data.H1]" office:value-type="float" office:value="5" calcext:value-type="float">
            <text:p>5</text:p>
          </table:table-cell>
          <table:table-cell table:style-name="ce1" table:formula="of:=[$data.I1]" office:value-type="float" office:value="6" calcext:value-type="float">
            <text:p>6</text:p>
          </table:table-cell>
          <table:table-cell table:style-name="ce1" table:formula="of:=[$data.J1]" office:value-type="float" office:value="8" calcext:value-type="float">
            <text:p>8</text:p>
          </table:table-cell>
          <table:table-cell table:style-name="ce1" table:formula="of:=[$data.K1]" office:value-type="float" office:value="10" calcext:value-type="float">
            <text:p>10</text:p>
          </table:table-cell>
          <table:table-cell table:style-name="ce1" table:formula="of:=[$data.L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table:style-name="ce2" table:formula="of:==INDEX([$data.$B$2:$data.$L$12];[.$B$1];1)* 1000/(3.14*[.B7])" office:value-type="float" office:value="143312.101910828" calcext:value-type="float">
            <text:p>143.312</text:p>
          </table:table-cell>
          <table:table-cell table:style-name="ce2" table:formula="of:==INDEX([$data.$B$2:$data.$L$12];[.$B$1];1)* 1000/(3.14*[.C7])" office:value-type="float" office:value="71656.050955414" calcext:value-type="float">
            <text:p>71.656</text:p>
          </table:table-cell>
          <table:table-cell table:style-name="ce2" table:formula="of:==INDEX([$data.$B$2:$data.$L$12];[.$B$1];1)* 1000/(3.14*[.D7])" office:value-type="float" office:value="47770.7006369427" calcext:value-type="float">
            <text:p>47.771</text:p>
          </table:table-cell>
          <table:table-cell table:style-name="ce2" table:formula="of:==INDEX([$data.$B$2:$data.$L$12];[.$B$1];1)* 1000/(3.14*[.E7])" office:value-type="float" office:value="45208.8649560972" calcext:value-type="float">
            <text:p>45.209</text:p>
          </table:table-cell>
          <table:table-cell table:style-name="ce2" table:formula="of:==INDEX([$data.$B$2:$data.$L$12];[.$B$1];1)* 1000/(3.14*[.F7])" office:value-type="float" office:value="35828.025477707" calcext:value-type="float">
            <text:p>35.828</text:p>
          </table:table-cell>
          <table:table-cell table:style-name="ce2" table:formula="of:==INDEX([$data.$B$2:$data.$L$12];[.$B$1];1)* 1000/(3.14*[.G7])" office:value-type="float" office:value="28662.4203821656" calcext:value-type="float">
            <text:p>28.662</text:p>
          </table:table-cell>
          <table:table-cell table:style-name="ce2" table:formula="of:==INDEX([$data.$B$2:$data.$L$12];[.$B$1];1)* 1000/(3.14*[.H7])" office:value-type="float" office:value="23885.3503184713" calcext:value-type="float">
            <text:p>23.885</text:p>
          </table:table-cell>
          <table:table-cell table:style-name="ce2" table:formula="of:==INDEX([$data.$B$2:$data.$L$12];[.$B$1];1)* 1000/(3.14*[.I7])" office:value-type="float" office:value="17914.0127388535" calcext:value-type="float">
            <text:p>17.914</text:p>
          </table:table-cell>
          <table:table-cell table:style-name="ce2" table:formula="of:==INDEX([$data.$B$2:$data.$L$12];[.$B$1];1)* 1000/(3.14*[.J7])" office:value-type="float" office:value="14331.2101910828" calcext:value-type="float">
            <text:p>14.331</text:p>
          </table:table-cell>
          <table:table-cell table:style-name="ce2" table:formula="of:==INDEX([$data.$B$2:$data.$L$12];[.$B$1];1)* 1000/(3.14*[.K7])" office:value-type="float" office:value="11942.6751592357" calcext:value-type="float">
            <text:p>11.943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table:style-name="ce2" table:formula="of:=[.B8]*[.$B$2]*INDEX([$data.$C$2:$data.$L$12];[.$B$1];[.B6])" office:value-type="float" office:value="5732.48407643312" calcext:value-type="float">
            <text:p>5.732</text:p>
          </table:table-cell>
          <table:table-cell table:style-name="ce2" table:formula="of:=[.C8]*[.$B$2]*INDEX([$data.$C$2:$data.$L$12];[.$B$1];[.C6])" office:value-type="float" office:value="3582.8025477707" calcext:value-type="float">
            <text:p>3.583</text:p>
          </table:table-cell>
          <table:table-cell table:style-name="ce2" table:formula="of:=[.D8]*[.$B$2]*INDEX([$data.$C$2:$data.$L$12];[.$B$1];[.D6])" office:value-type="float" office:value="2866.24203821656" calcext:value-type="float">
            <text:p>2.866</text:p>
          </table:table-cell>
          <table:table-cell table:style-name="ce2" table:formula="of:=[.E8]*[.$B$2]*INDEX([$data.$C$2:$data.$L$12];[.$B$1];[.E6])" office:value-type="float" office:value="3164.6205469268" calcext:value-type="float">
            <text:p>3.165</text:p>
          </table:table-cell>
          <table:table-cell table:style-name="ce2" table:formula="of:=[.F8]*[.$B$2]*INDEX([$data.$C$2:$data.$L$12];[.$B$1];[.F6])" office:value-type="float" office:value="3941.08280254777" calcext:value-type="float">
            <text:p>3.941</text:p>
          </table:table-cell>
          <table:table-cell table:style-name="ce2" table:formula="of:=[.G8]*[.$B$2]*INDEX([$data.$C$2:$data.$L$12];[.$B$1];[.G6])" office:value-type="float" office:value="3726.11464968153" calcext:value-type="float">
            <text:p>3.726</text:p>
          </table:table-cell>
          <table:table-cell table:style-name="ce2" table:formula="of:=[.H8]*[.$B$2]*INDEX([$data.$C$2:$data.$L$12];[.$B$1];[.H6])" office:value-type="float" office:value="4060.50955414013" calcext:value-type="float">
            <text:p>4.061</text:p>
          </table:table-cell>
          <table:table-cell table:style-name="ce2" table:formula="of:=[.I8]*[.$B$2]*INDEX([$data.$C$2:$data.$L$12];[.$B$1];[.I6])" office:value-type="float" office:value="3403.66242038217" calcext:value-type="float">
            <text:p>3.404</text:p>
          </table:table-cell>
          <table:table-cell table:style-name="ce2" table:formula="of:=[.J8]*[.$B$2]*INDEX([$data.$C$2:$data.$L$12];[.$B$1];[.J6])" office:value-type="float" office:value="2722.92993630573" calcext:value-type="float">
            <text:p>2.723</text:p>
          </table:table-cell>
          <table:table-cell table:style-name="ce2" table:formula="of:=[.K8]*[.$B$2]*INDEX([$data.$C$2:$data.$L$12];[.$B$1];[.K6])" office:value-type="float" office:value="3702.22929936306" calcext:value-type="float">
            <text:p>3.70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3" table:formula="of:=[.B8]/[.B9]" office:value-type="float" office:value="25" calcext:value-type="float">
            <text:p>25,00</text:p>
          </table:table-cell>
          <table:table-cell table:style-name="ce3" table:formula="of:=[.C8]/[.C9]" office:value-type="float" office:value="20" calcext:value-type="float">
            <text:p>20,00</text:p>
          </table:table-cell>
          <table:table-cell table:style-name="ce3" table:formula="of:=[.D8]/[.D9]" office:value-type="float" office:value="16.6666666666667" calcext:value-type="float">
            <text:p>16,67</text:p>
          </table:table-cell>
          <table:table-cell table:style-name="ce3" table:formula="of:=[.E8]/[.E9]" office:value-type="float" office:value="14.2857142857143" calcext:value-type="float">
            <text:p>14,29</text:p>
          </table:table-cell>
          <table:table-cell table:style-name="ce3" table:formula="of:=[.F8]/[.F9]" office:value-type="float" office:value="9.09090909090909" calcext:value-type="float">
            <text:p>9,09</text:p>
          </table:table-cell>
          <table:table-cell table:style-name="ce3" table:formula="of:=[.G8]/[.G9]" office:value-type="float" office:value="7.69230769230769" calcext:value-type="float">
            <text:p>7,69</text:p>
          </table:table-cell>
          <table:table-cell table:style-name="ce3" table:formula="of:=[.H8]/[.H9]" office:value-type="float" office:value="5.88235294117647" calcext:value-type="float">
            <text:p>5,88</text:p>
          </table:table-cell>
          <table:table-cell table:style-name="ce3" table:formula="of:=[.I8]/[.I9]" office:value-type="float" office:value="5.26315789473684" calcext:value-type="float">
            <text:p>5,26</text:p>
          </table:table-cell>
          <table:table-cell table:style-name="ce3" table:formula="of:=[.J8]/[.J9]" office:value-type="float" office:value="5.26315789473684" calcext:value-type="float">
            <text:p>5,26</text:p>
          </table:table-cell>
          <table:table-cell table:style-name="ce3" table:formula="of:=[.K8]/[.K9]" office:value-type="float" office:value="3.2258064516129" calcext:value-type="float">
            <text:p>3,23</text:p>
          </table:table-cell>
        </table:table-row>
        <table:table-row table:style-name="ro1">
          <table:table-cell/>
          <table:table-cell table:style-name="ce4" table:number-columns-repeated="10"/>
        </table:table-row>
        <table:table-row table:style-name="ro1">
          <table:table-cell office:value-type="string" calcext:value-type="string">
            <text:p>RPM at max feed</text:p>
          </table:table-cell>
          <table:table-cell table:style-name="ce2" table:formula="of:=[.B8]*[.$B$3]/[.B9]" office:value-type="float" office:value="67500" calcext:value-type="float">
            <text:p>67.500</text:p>
          </table:table-cell>
          <table:table-cell table:style-name="ce2" table:formula="of:=[.C8]*[.$B$3]/[.C9]" office:value-type="float" office:value="54000" calcext:value-type="float">
            <text:p>54.000</text:p>
          </table:table-cell>
          <table:table-cell table:style-name="ce2" table:formula="of:=[.D8]*[.$B$3]/[.D9]" office:value-type="float" office:value="45000" calcext:value-type="float">
            <text:p>45.000</text:p>
          </table:table-cell>
          <table:table-cell table:style-name="ce2" table:formula="of:=[.E8]*[.$B$3]/[.E9]" office:value-type="float" office:value="38571.4285714286" calcext:value-type="float">
            <text:p>38.571</text:p>
          </table:table-cell>
          <table:table-cell table:style-name="ce2" table:formula="of:=[.F8]*[.$B$3]/[.F9]" office:value-type="float" office:value="24545.4545454545" calcext:value-type="float">
            <text:p>24.545</text:p>
          </table:table-cell>
          <table:table-cell table:style-name="ce2" table:formula="of:=[.G8]*[.$B$3]/[.G9]" office:value-type="float" office:value="20769.2307692308" calcext:value-type="float">
            <text:p>20.769</text:p>
          </table:table-cell>
          <table:table-cell table:style-name="ce2" table:formula="of:=[.H8]*[.$B$3]/[.H9]" office:value-type="float" office:value="15882.3529411765" calcext:value-type="float">
            <text:p>15.882</text:p>
          </table:table-cell>
          <table:table-cell table:style-name="ce2" table:formula="of:=[.I8]*[.$B$3]/[.I9]" office:value-type="float" office:value="14210.5263157895" calcext:value-type="float">
            <text:p>14.211</text:p>
          </table:table-cell>
          <table:table-cell table:style-name="ce2" table:formula="of:=[.J8]*[.$B$3]/[.J9]" office:value-type="float" office:value="14210.5263157895" calcext:value-type="float">
            <text:p>14.211</text:p>
          </table:table-cell>
          <table:table-cell table:style-name="ce2" table:formula="of:=[.K8]*[.$B$3]/[.K9]" office:value-type="float" office:value="8709.67741935484" calcext:value-type="float">
            <text:p>8.710</text:p>
          </table:table-cell>
        </table:table-row>
        <table:table-row table:style-name="ro1">
          <table:table-cell office:value-type="string" calcext:value-type="string">
            <text:p>Feed at max RPM</text:p>
          </table:table-cell>
          <table:table-cell table:style-name="ce2" table:formula="of:=[.B9]*[.$B$4]/[.B8]" office:value-type="float" office:value="960" calcext:value-type="float">
            <text:p>960</text:p>
          </table:table-cell>
          <table:table-cell table:style-name="ce2" table:formula="of:=[.C9]*[.$B$4]/[.C8]" office:value-type="float" office:value="1200" calcext:value-type="float">
            <text:p>1.200</text:p>
          </table:table-cell>
          <table:table-cell table:style-name="ce2" table:formula="of:=[.D9]*[.$B$4]/[.D8]" office:value-type="float" office:value="1440" calcext:value-type="float">
            <text:p>1.440</text:p>
          </table:table-cell>
          <table:table-cell table:style-name="ce2" table:formula="of:=[.E9]*[.$B$4]/[.E8]" office:value-type="float" office:value="1680" calcext:value-type="float">
            <text:p>1.680</text:p>
          </table:table-cell>
          <table:table-cell table:style-name="ce2" table:formula="of:=[.F9]*[.$B$4]/[.F8]" office:value-type="float" office:value="2640" calcext:value-type="float">
            <text:p>2.640</text:p>
          </table:table-cell>
          <table:table-cell table:style-name="ce2" table:formula="of:=[.G9]*[.$B$4]/[.G8]" office:value-type="float" office:value="3120" calcext:value-type="float">
            <text:p>3.120</text:p>
          </table:table-cell>
          <table:table-cell table:style-name="ce2" table:formula="of:=[.H9]*[.$B$4]/[.H8]" office:value-type="float" office:value="4080" calcext:value-type="float">
            <text:p>4.080</text:p>
          </table:table-cell>
          <table:table-cell table:style-name="ce2" table:formula="of:=[.I9]*[.$B$4]/[.I8]" office:value-type="float" office:value="4560" calcext:value-type="float">
            <text:p>4.560</text:p>
          </table:table-cell>
          <table:table-cell table:style-name="ce2" table:formula="of:=[.J9]*[.$B$4]/[.J8]" office:value-type="float" office:value="4560" calcext:value-type="float">
            <text:p>4.560</text:p>
          </table:table-cell>
          <table:table-cell table:style-name="ce2" table:formula="of:=[.K9]*[.$B$4]/[.K8]" office:value-type="float" office:value="7440" calcext:value-type="float">
            <text:p>7.44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" table:number-columns-repeated="10"/>
        </table:table-row>
      </table:table>
      <table:table table:name="data" table:style-name="ta1">
        <table:table-column table:style-name="co10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utting Sp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 &gt;6% Si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(8*[.E2]+2*[.G2])/10" office:value-type="float" office:value="0.011" calcext:value-type="float">
            <text:p>0,01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l wrought alloy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3]+2*[.G3])/10" office:value-type="float" office:value="0.03" calcext:value-type="float">
            <text:p>0,03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oft plastic</text:p>
          </table:table-cell>
          <table:table-cell office:value-type="float" office:value="600" calcext:value-type="float">
            <text:p>6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4]+2*[.G4])/10" office:value-type="float" office:value="0.037" calcext:value-type="float">
            <text:p>0,03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Hard plastic</text:p>
          </table:table-cell>
          <table:table-cell office:value-type="float" office:value="550" calcext:value-type="float">
            <text:p>55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5]+2*[.G5])/10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89" calcext:value-type="float">
            <text:p>0,089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hardwood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table:formula="of:=(8*[.E6]+2*[.G6])/10" office:value-type="float" office:value="0.035" calcext:value-type="float">
            <text:p>0,03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5" calcext:value-type="float">
            <text:p>0,085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5" calcext:value-type="float">
            <text:p>0,035</text:p>
          </table:table-cell>
          <table:table-cell table:formula="of:=(8*[.E7]+2*[.G7])/10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MDF</text:p>
          </table:table-cell>
          <table:table-cell office:value-type="float" office:value="450" calcext:value-type="float">
            <text:p>45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formula="of:=(8*[.E8]+2*[.G8])/10"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65" calcext:value-type="float">
            <text:p>365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25" calcext:value-type="float">
            <text:p>0,025</text:p>
          </table:table-cell>
          <table:table-cell table:formula="of:=(8*[.E9]+2*[.G9])/10" office:value-type="float" office:value="0.025" calcext:value-type="float">
            <text:p>0,0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56" calcext:value-type="float">
            <text:p>0,05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  <table:table-cell table:formula="of:=(8*[.E10]+2*[.G10])/10" office:value-type="float" office:value="0.0146" calcext:value-type="float">
            <text:p>0,014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</table:table-row>
      </table:table>
      <table:named-expressions/>
      <table:database-ranges>
        <table:database-range table:name="database" table:target-range-address="data.A1:data.L12" table:on-update-keep-styles="true" table:on-update-keep-size="false"/>
        <table:database-range table:name="__Anonymous_Sheet_DB__1" table:target-range-address="data.A1:data.L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09:31.926368600</meta:creation-date>
    <dc:date>2020-03-02T13:37:27.977598423</dc:date>
    <meta:editing-duration>PT14M</meta:editing-duration>
    <meta:editing-cycles>2</meta:editing-cycles>
    <meta:generator>LibreOffice/6.0.7.3$Linux_X86_64 LibreOffice_project/00m0$Build-3</meta:generator>
    <meta:print-date>2020-03-02T13:23:36.789908092</meta:print-date>
    <meta:document-statistic meta:table-count="2" meta:cell-count="206" meta:object-count="0"/>
  </office:meta>
</office:document-meta>
</file>